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LiberationSerif" svg:font-family="Liberation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 style:list-style-name="L14">
      <style:text-properties style:font-name="Times New Roman" fo:font-size="11pt" style:font-size-asian="11pt" style:font-size-complex="11pt"/>
    </style:style>
    <style:style style:name="P3" style:family="paragraph" style:parent-style-name="Standard" style:list-style-name="L24">
      <style:text-properties style:font-name="Times New Roman" fo:font-size="11pt" style:font-size-asian="11pt" style:font-size-complex="11pt"/>
    </style:style>
    <style:style style:name="P4" style:family="paragraph" style:parent-style-name="Standard" style:list-style-name="L34">
      <style:text-properties style:font-name="Times New Roman" fo:font-size="11pt" style:font-size-asian="11pt" style:font-size-complex="11pt"/>
    </style:style>
    <style:style style:name="P5" style:family="paragraph" style:parent-style-name="Standard" style:list-style-name="L36"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7" style:family="paragraph" style:parent-style-name="Standard" style:list-style-name="L24"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/>
    </style:style>
    <style:style style:name="P12" style:family="paragraph" style:parent-style-name="Text_20_body">
      <style:text-properties style:font-name="Times New Roman" fo:font-size="12pt" fo:font-weight="bold"/>
    </style:style>
    <style:style style:name="T1" style:family="text">
      <style:text-properties style:font-name="LiberationSerif" fo:font-size="11pt"/>
    </style:style>
    <style:style style:name="T2" style:family="text">
      <style:text-properties style:font-name="LiberationSerif" fo:font-size="11pt" fo:font-weight="bold"/>
    </style:style>
    <style:style style:name="T3" style:family="text">
      <style:text-properties style:font-name="LiberationSerif" fo:font-size="12pt" fo:font-weight="bold"/>
    </style:style>
    <style:style style:name="T4" style:family="text">
      <style:text-properties fo:font-size="11pt"/>
    </style:style>
    <style:style style:name="T5" style:family="text">
      <style:text-properties fo:font-size="11pt" fo:font-weight="bold"/>
    </style:style>
    <style:style style:name="T6" style:family="text">
      <style:text-properties fo:color="#00007f" style:font-name="LiberationSerif" fo:font-size="11pt"/>
    </style:style>
    <style:style style:name="T7" style:family="text">
      <style:text-properties fo:color="#00007f" fo:font-size="11pt"/>
    </style:style>
    <style:style style:name="T8" style:family="text">
      <style:text-properties fo:color="#00007f" style:font-name="Times New Roman" fo:font-size="11pt"/>
    </style:style>
    <style:style style:name="T9" style:family="text">
      <style:text-properties fo:font-weight="bold"/>
    </style:style>
    <style:style style:name="T10" style:family="text">
      <style:text-properties fo:font-size="12pt" fo:font-weight="bold"/>
    </style:style>
    <style:style style:name="T11" style:family="text">
      <style:text-properties style:font-name="Times New Roman" fo:font-size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ELSON POLLARD </text:p>
      <text:p text:style-name="P8"><text:span text:style-name="T11">131 Jeter St. – Santa Cruz, CA 95060<text:line-break/>(831) 325-9474 – </text:span><text:a xlink:type="simple" xlink:href="mailto:nelson.pollard@sv.cmu.edu" text:style-name="Internet_20_link" text:visited-style-name="Visited_20_Internet_20_Link">nelson.pollard@sv.cmu.edu</text:a><text:span text:style-name="T8"><text:line-break/>github</text:span><text:span text:style-name="T11">: npollard</text:span></text:p>
      <text:p text:style-name="P11"><text:span text:style-name="T5">MISSION: </text:span><text:span text:style-name="T4">As a lover of programming in need of industry experience, I am looking for an entry-level software engineering position that will allow as much time be spent writing code as possible.s<text:line-break/></text:span></text:p>
      <text:p text:style-name="P9"><text:span text:style-name="T10">SKILLS AND TOOLS</text:span></text:p>
      <text:list xml:id="list4734579309289214796" text:style-name="L14">
        <text:list-item>
          <text:p text:style-name="P2">Comfortable with Java, C, Objective C, Ruby on Rails, Python, Perl </text:p>
        </text:list-item>
        <text:list-item>
          <text:p text:style-name="P2">HTML, CSS, XML, JSON, SQL and NoSQL databases </text:p>
        </text:list-item>
        <text:list-item>
          <text:p text:style-name="P2">TDD with RSpec, JUnit </text:p>
        </text:list-item>
        <text:list-item>
          <text:p text:style-name="P2">Fluent in Git </text:p>
        </text:list-item>
        <text:list-item>
          <text:p text:style-name="P2">Maven, Ant development frameworks </text:p>
        </text:list-item>
        <text:list-item>
          <text:p text:style-name="P2">Develop using Agile methodologies – Scrum, XP, Kanban </text:p>
        </text:list-item>
        <text:list-item>
          <text:p text:style-name="P2">PivotalTracker, Trello for process management </text:p>
        </text:list-item>
        <text:list-item>
          <text:p text:style-name="P2">Proficient with UML and activity flow diagrams </text:p>
        </text:list-item>
      </text:list>
      <text:p text:style-name="P12"/>
      <text:p text:style-name="P12">PROJECTS</text:p>
      <text:list xml:id="list2538979211018098784" text:style-name="L24">
        <text:list-item>
          <text:p text:style-name="P3">Currently on a team developing a cloud-based Android application to aid first responders to emergency situations </text:p>
        </text:list-item>
        <text:list-item>
          <text:p text:style-name="P3">Carried out research using WEKA and Python to apply machine learning to make short-term wind predictions </text:p>
        </text:list-item>
        <text:list-item>
          <text:p text:style-name="P3">As a team implemented a search engine for Internet of Things (IoT) services – placed services listed on ProgrammableWeb in WSO2 registry and search using Lucene with Java. </text:p>
        </text:list-item>
        <text:list-item>
          <text:p text:style-name="P3">Developed a suite of Perl scripts to generate and manage a Certificate Authority hierarchy for Stagecoach Wireless </text:p>
        </text:list-item>
        <text:list-item>
          <text:p text:style-name="P3">Developed as a team an iOS application for Yaskawa America to assist their salespeople in selecting appropriate motors for potential clients </text:p>
        </text:list-item>
        <text:list-item>
          <text:p text:style-name="P3">Team-based projects on a UNIX-like OS implementing memory allocation, locks and semaphores, and en/decryption on file read/writes.</text:p>
          <text:p text:style-name="P7"/>
        </text:list-item>
      </text:list>
      <text:p text:style-name="P12">EDUCATION</text:p>
      <text:p text:style-name="P6"><text:s/><text:tab/>MS in Software Engineering, GPA: 3.88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12"/>
      <text:p text:style-name="P9"><text:span text:style-name="T10">BOY SCOUTS</text:span></text:p>
      <text:list xml:id="list5558933748212341370" text:style-name="L34">
        <text:list-item>
          <text:p text:style-name="P4">Eagle Scout through the Boy Scouts of America </text:p>
        </text:list-item>
        <text:list-item>
          <text:p text:style-name="P4">Leadership experience – planning and running trips, meetings; managing groups of 5 – 20 people of </text:p>
          <text:p text:style-name="P5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LiberationSerif" svg:font-family="Liberation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ollard</meta:initial-creator>
    <meta:creation-date>2014-09-03T12:00:54</meta:creation-date>
    <meta:document-statistic meta:table-count="0" meta:image-count="0" meta:object-count="0" meta:page-count="1" meta:paragraph-count="26" meta:word-count="300" meta:character-count="1891"/>
    <dc:date>2014-09-03T12:19:47</dc:date>
    <dc:creator>Nelson Pollard</dc:creator>
    <meta:editing-duration>PT3M23S</meta:editing-duration>
    <meta:editing-cycles>1</meta:editing-cycles>
    <meta:generator>OpenOffice/4.1.1$Unix OpenOffice.org_project/411m6$Build-9775</meta:generator>
  </office:meta>
</office:document-meta>
</file>